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035in" style:rel-column-width="4764*"/>
    </style:style>
    <style:style style:name="Table1.B" style:family="table-column">
      <style:table-column-properties style:column-width="1.1833in" style:rel-column-width="11198*"/>
    </style:style>
    <style:style style:name="Table1.C" style:family="table-column">
      <style:table-column-properties style:column-width="2.2486in" style:rel-column-width="21279*"/>
    </style:style>
    <style:style style:name="Table1.D" style:family="table-column">
      <style:table-column-properties style:column-width="2.2479in" style:rel-column-width="21273*"/>
    </style:style>
    <style:style style:name="Table1.E" style:family="table-column">
      <style:table-column-properties style:column-width="0.7417in" style:rel-column-width="7021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normal" officeooo:rsid="0006281c" officeooo:paragraph-rsid="0006281c" style:font-weight-asian="normal" style:font-weight-complex="normal"/>
    </style:style>
    <style:style style:name="P2" style:family="paragraph" style:parent-style-name="Standard">
      <style:text-properties fo:font-weight="normal" officeooo:rsid="0007ad29" officeooo:paragraph-rsid="0007ad29" style:font-weight-asian="normal" style:font-weight-complex="normal"/>
    </style:style>
    <style:style style:name="P3" style:family="paragraph" style:parent-style-name="Standard">
      <style:text-properties fo:font-weight="normal" officeooo:rsid="001cf3f5" officeooo:paragraph-rsid="001cf3f5" style:font-weight-asian="normal" style:font-weight-complex="normal"/>
    </style:style>
    <style:style style:name="P4" style:family="paragraph" style:parent-style-name="Standard">
      <style:text-properties fo:font-weight="bold" officeooo:rsid="0004c1aa" officeooo:paragraph-rsid="0004c1aa" style:font-weight-asian="bold" style:font-weight-complex="bold"/>
    </style:style>
    <style:style style:name="P5" style:family="paragraph" style:parent-style-name="Standard">
      <style:text-properties fo:font-size="13pt" fo:font-weight="bold" officeooo:rsid="0007ad29" officeooo:paragraph-rsid="0007ad29" style:font-size-asian="13pt" style:font-weight-asian="bold" style:font-size-complex="13pt" style:font-weight-complex="bold"/>
    </style:style>
    <style:style style:name="P6" style:family="paragraph" style:parent-style-name="Standard">
      <style:text-properties fo:language="pl" fo:country="PL" fo:font-weight="bold" style:font-weight-asian="bold"/>
    </style:style>
    <style:style style:name="P7" style:family="paragraph" style:parent-style-name="Standard">
      <style:text-properties fo:language="pl" fo:country="PL" fo:font-weight="bold" officeooo:rsid="00369282" officeooo:paragraph-rsid="00369282" style:font-weight-asian="bold"/>
    </style:style>
    <style:style style:name="P8" style:family="paragraph" style:parent-style-name="Standard">
      <style:text-properties fo:language="pl" fo:country="PL" fo:font-weight="bold" officeooo:rsid="0007ad29" officeooo:paragraph-rsid="0007ad29" style:font-weight-asian="bold" style:font-weight-complex="bold"/>
    </style:style>
    <style:style style:name="P9" style:family="paragraph" style:parent-style-name="Standard">
      <style:text-properties fo:language="pl" fo:country="PL" fo:font-weight="bold" officeooo:rsid="000901b0" officeooo:paragraph-rsid="000901b0" style:font-weight-asian="bold" style:font-weight-complex="bold"/>
    </style:style>
    <style:style style:name="P10" style:family="paragraph" style:parent-style-name="Standard">
      <style:text-properties fo:language="pl" fo:country="PL" fo:font-weight="bold" officeooo:rsid="001cf3f5" officeooo:paragraph-rsid="001cf3f5" style:font-weight-asian="bold" style:font-weight-complex="bold"/>
    </style:style>
    <style:style style:name="P11" style:family="paragraph" style:parent-style-name="Standard">
      <style:text-properties fo:language="pl" fo:country="PL" fo:font-weight="normal" officeooo:rsid="0006281c" officeooo:paragraph-rsid="0006281c" style:font-weight-asian="normal" style:font-weight-complex="normal"/>
    </style:style>
    <style:style style:name="P12" style:family="paragraph" style:parent-style-name="Standard">
      <style:text-properties fo:language="pl" fo:country="PL" fo:font-weight="normal" officeooo:rsid="0007ad29" officeooo:paragraph-rsid="0007ad29" style:font-weight-asian="normal" style:font-weight-complex="normal"/>
    </style:style>
    <style:style style:name="P13" style:family="paragraph" style:parent-style-name="Standard">
      <style:text-properties fo:language="pl" fo:country="PL" fo:font-weight="normal" officeooo:rsid="000901b0" officeooo:paragraph-rsid="000901b0" style:font-weight-asian="normal" style:font-weight-complex="normal"/>
    </style:style>
    <style:style style:name="P14" style:family="paragraph" style:parent-style-name="Standard">
      <style:text-properties style:font-name="Nimbus Roman1" fo:font-style="normal" officeooo:rsid="001fbecb" officeooo:paragraph-rsid="001fbecb" style:font-style-asian="normal" style:font-style-complex="normal"/>
    </style:style>
    <style:style style:name="P15" style:family="paragraph" style:parent-style-name="Standard">
      <style:text-properties style:font-name="Nimbus Roman1" fo:font-style="normal" officeooo:rsid="001fc8b3" officeooo:paragraph-rsid="001fc8b3" style:font-style-asian="normal" style:font-style-complex="normal"/>
    </style:style>
    <style:style style:name="P16" style:family="paragraph" style:parent-style-name="Standard">
      <style:text-properties style:font-name="Nimbus Roman1" fo:font-size="12pt" fo:language="pl" fo:country="PL" fo:font-style="italic" fo:font-weight="normal" officeooo:rsid="001fbecb" officeooo:paragraph-rsid="001fbecb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font-name="Nimbus Roman1" fo:font-size="12pt" fo:language="pl" fo:country="PL" fo:font-style="italic" fo:font-weight="normal" officeooo:rsid="001fc8b3" officeooo:paragraph-rsid="001fc8b3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font-name="Nimbus Roman1" fo:font-size="12pt" fo:language="pl" fo:country="PL" fo:font-style="normal" fo:font-weight="normal" officeooo:rsid="00239523" officeooo:paragraph-rsid="0023952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Nimbus Roman1" officeooo:paragraph-rsid="001cf3f5"/>
    </style:style>
    <style:style style:name="P20" style:family="paragraph" style:parent-style-name="Standard">
      <style:text-properties officeooo:paragraph-rsid="002a0e65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0901b0" officeooo:paragraph-rsid="00090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0a9123" officeooo:paragraph-rsid="000a9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0c6129" officeooo:paragraph-rsid="000c6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0d8730" officeooo:paragraph-rsid="000d87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1163d8" officeooo:paragraph-rsid="00116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135fb2" officeooo:paragraph-rsid="00135f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15b683" officeooo:paragraph-rsid="0015b6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17b371" officeooo:paragraph-rsid="0017b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17e270" officeooo:paragraph-rsid="0017e2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1883d8" officeooo:paragraph-rsid="00188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19446c" officeooo:paragraph-rsid="001944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369282" officeooo:paragraph-rsid="003692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39657b" officeooo:paragraph-rsid="003965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411b56" officeooo:paragraph-rsid="00411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46a189" officeooo:paragraph-rsid="0046a1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486db8" officeooo:paragraph-rsid="00486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486db8" officeooo:paragraph-rsid="0067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4994f6" officeooo:paragraph-rsid="00499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49a651" officeooo:paragraph-rsid="0049a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4ad563" officeooo:paragraph-rsid="004ad5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57fa26" officeooo:paragraph-rsid="0057fa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59ce7f" officeooo:paragraph-rsid="0059c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5c06bc" officeooo:paragraph-rsid="005c06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5c748b" officeooo:paragraph-rsid="005c74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5c8362" officeooo:paragraph-rsid="005c8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5c8362" officeooo:paragraph-rsid="0017e2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66969b" officeooo:paragraph-rsid="00669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language="pl" fo:country="PL" fo:font-style="normal" fo:text-shadow="none" style:text-underline-style="none" fo:font-weight="normal" officeooo:rsid="0067f9f5" officeooo:paragraph-rsid="0067f9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 style:list-style-name="L1">
      <style:text-properties style:font-name="Nimbus Roman1" fo:font-style="normal" officeooo:rsid="00239523" officeooo:paragraph-rsid="00239523" style:font-style-asian="normal" style:font-style-complex="normal"/>
    </style:style>
    <style:style style:name="P50" style:family="paragraph" style:parent-style-name="Standard" style:list-style-name="L1">
      <style:text-properties style:font-name="Nimbus Roman1" fo:font-style="normal" officeooo:rsid="0021a667" officeooo:paragraph-rsid="002731d8" style:font-style-asian="normal" style:font-style-complex="normal"/>
    </style:style>
    <style:style style:name="P51" style:family="paragraph" style:parent-style-name="Standard" style:list-style-name="L1">
      <style:text-properties style:font-name="Nimbus Roman1" fo:font-style="normal" officeooo:rsid="002553f0" officeooo:paragraph-rsid="002553f0" style:font-style-asian="normal" style:font-style-complex="normal"/>
    </style:style>
    <style:style style:name="P52" style:family="paragraph" style:parent-style-name="Standard" style:list-style-name="L1">
      <style:text-properties style:font-name="Nimbus Roman1" fo:font-size="12pt" fo:language="pl" fo:country="PL" fo:font-style="normal" fo:font-weight="normal" officeooo:rsid="0025387a" officeooo:paragraph-rsid="0025387a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style:font-name="Nimbus Roman1" fo:font-size="12pt" fo:language="pl" fo:country="PL" fo:font-style="normal" fo:font-weight="normal" officeooo:rsid="0021a667" officeooo:paragraph-rsid="0021a667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3">
      <style:text-properties style:font-name="Nimbus Roman1" fo:font-size="12pt" fo:language="pl" fo:country="PL" fo:font-style="normal" fo:font-weight="normal" officeooo:rsid="002e24ae" officeooo:paragraph-rsid="002e24ae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3">
      <style:text-properties style:font-name="Nimbus Roman1" fo:font-size="12pt" fo:language="pl" fo:country="PL" fo:font-style="normal" fo:font-weight="normal" officeooo:rsid="004cb5c1" officeooo:paragraph-rsid="004cb5c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">
      <style:text-properties officeooo:paragraph-rsid="0021a667"/>
    </style:style>
    <style:style style:name="P57" style:family="paragraph" style:parent-style-name="Standard" style:list-style-name="L2">
      <style:text-properties officeooo:rsid="0021a667" officeooo:paragraph-rsid="0021a667"/>
    </style:style>
    <style:style style:name="P58" style:family="paragraph" style:parent-style-name="Standard" style:list-style-name="L2">
      <style:text-properties officeooo:rsid="0022e239" officeooo:paragraph-rsid="002553f0"/>
    </style:style>
    <style:style style:name="P59" style:family="paragraph" style:parent-style-name="Standard" style:list-style-name="L2">
      <style:text-properties officeooo:rsid="00239523" officeooo:paragraph-rsid="002553f0"/>
    </style:style>
    <style:style style:name="P60" style:family="paragraph" style:parent-style-name="Standard" style:list-style-name="L3">
      <style:text-properties officeooo:paragraph-rsid="002a0e65"/>
    </style:style>
    <style:style style:name="P61" style:family="paragraph" style:parent-style-name="Standard" style:list-style-name="L3">
      <style:text-properties officeooo:rsid="002a0e65" officeooo:paragraph-rsid="002a0e65"/>
    </style:style>
    <style:style style:name="T1" style:family="text">
      <style:text-properties officeooo:rsid="0006281c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901b0"/>
    </style:style>
    <style:style style:name="T4" style:family="text">
      <style:text-properties fo:language="pl" fo:country="PL" fo:font-style="italic" style:font-style-asian="italic" style:font-style-complex="italic"/>
    </style:style>
    <style:style style:name="T5" style:family="text">
      <style:text-properties fo:language="pl" fo:country="PL" fo:font-weight="normal" officeooo:rsid="001cf3f5" style:font-weight-asian="normal" style:font-weight-complex="normal"/>
    </style:style>
    <style:style style:name="T6" style:family="text">
      <style:text-properties fo:language="pl" fo:country="PL" fo:font-weight="normal" officeooo:rsid="001eaa83" style:font-weight-asian="normal" style:font-weight-complex="normal"/>
    </style:style>
    <style:style style:name="T7" style:family="text">
      <style:text-properties fo:language="pl" fo:country="PL" fo:font-weight="normal" officeooo:rsid="001fbecb" style:font-weight-asian="normal" style:font-weight-complex="normal"/>
    </style:style>
    <style:style style:name="T8" style:family="text">
      <style:text-properties fo:language="pl" fo:country="PL" style:text-underline-style="solid" style:text-underline-width="auto" style:text-underline-color="font-color" fo:font-weight="normal" officeooo:rsid="001eaa83" style:font-weight-asian="normal" style:font-weight-complex="normal"/>
    </style:style>
    <style:style style:name="T9" style:family="text">
      <style:text-properties fo:language="pl" fo:country="PL" officeooo:rsid="00570371"/>
    </style:style>
    <style:style style:name="T10" style:family="text">
      <style:text-properties officeooo:rsid="000a9f9d"/>
    </style:style>
    <style:style style:name="T11" style:family="text">
      <style:text-properties officeooo:rsid="000d8730"/>
    </style:style>
    <style:style style:name="T12" style:family="text">
      <style:text-properties officeooo:rsid="001080d0"/>
    </style:style>
    <style:style style:name="T13" style:family="text">
      <style:text-properties officeooo:rsid="0017b371"/>
    </style:style>
    <style:style style:name="T14" style:family="text">
      <style:text-properties officeooo:rsid="0017e270"/>
    </style:style>
    <style:style style:name="T15" style:family="text">
      <style:text-properties fo:font-size="12pt" fo:language="pl" fo:country="PL" fo:font-style="normal" fo:font-weight="normal" officeooo:rsid="001fbecb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pl" fo:country="PL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language="pl" fo:country="PL" fo:font-weight="normal" officeooo:rsid="0025387a" style:font-size-asian="12pt" style:font-weight-asian="normal" style:font-size-complex="12pt" style:font-weight-complex="normal"/>
    </style:style>
    <style:style style:name="T18" style:family="text">
      <style:text-properties fo:font-size="12pt" fo:language="pl" fo:country="PL" fo:font-weight="normal" officeooo:rsid="002553f0" style:font-size-asian="12pt" style:font-weight-asian="normal" style:font-size-complex="12pt" style:font-weight-complex="normal"/>
    </style:style>
    <style:style style:name="T19" style:family="text">
      <style:text-properties fo:font-size="12pt" fo:language="pl" fo:country="PL" fo:font-weight="normal" officeooo:rsid="005d90a5" style:font-size-asian="12pt" style:font-weight-asian="normal" style:font-size-complex="12pt" style:font-weight-complex="normal"/>
    </style:style>
    <style:style style:name="T20" style:family="text">
      <style:text-properties fo:font-size="12pt" fo:language="pl" fo:country="PL" fo:font-weight="normal" officeooo:rsid="005f6dfe" style:font-size-asian="12pt" style:font-weight-asian="normal" style:font-size-complex="12pt" style:font-weight-complex="normal"/>
    </style:style>
    <style:style style:name="T21" style:family="text">
      <style:text-properties fo:font-size="12pt" fo:language="pl" fo:country="P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language="pl" fo:country="PL" style:text-underline-style="solid" style:text-underline-width="auto" style:text-underline-color="font-color" fo:font-weight="normal" officeooo:rsid="0025387a" style:font-size-asian="12pt" style:font-weight-asian="normal" style:font-size-complex="12pt" style:font-weight-complex="normal"/>
    </style:style>
    <style:style style:name="T23" style:family="text">
      <style:text-properties fo:font-size="12pt" fo:language="pl" fo:country="PL" style:text-underline-style="solid" style:text-underline-width="auto" style:text-underline-color="font-color" fo:font-weight="normal" officeooo:rsid="002553f0" style:font-size-asian="12pt" style:font-weight-asian="normal" style:font-size-complex="12pt" style:font-weight-complex="normal"/>
    </style:style>
    <style:style style:name="T24" style:family="text">
      <style:text-properties fo:font-size="12pt" fo:language="pl" fo:country="PL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style:font-name="Nimbus Roman1" fo:font-size="12pt" fo:language="pl" fo:country="PL" fo:font-style="italic" fo:font-weight="normal" officeooo:rsid="002a0e65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Nimbus Roman1" fo:font-size="12pt" fo:language="pl" fo:country="PL" fo:font-style="italic" fo:font-weight="normal" officeooo:rsid="0032253f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Nimbus Roman1"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Nimbus Roman1" fo:font-size="12pt" fo:language="pl" fo:country="PL" fo:font-style="normal" fo:font-weight="normal" officeooo:rsid="001fc8b3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Nimbus Roman1" fo:font-size="12pt" fo:language="pl" fo:country="PL" fo:font-style="normal" fo:font-weight="normal" officeooo:rsid="0021a667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Nimbus Roman1" fo:font-size="12pt" fo:language="pl" fo:country="PL" fo:font-style="normal" fo:font-weight="normal" officeooo:rsid="0022e239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Nimbus Roman1" fo:font-size="12pt" fo:language="pl" fo:country="PL" fo:font-style="normal" fo:font-weight="normal" officeooo:rsid="0023201f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Nimbus Roman1" fo:font-size="12pt" fo:language="pl" fo:country="PL" fo:font-style="normal" fo:font-weight="normal" officeooo:rsid="002553f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Nimbus Roman1" fo:font-size="12pt" fo:language="pl" fo:country="PL" fo:font-style="normal" fo:font-weight="normal" officeooo:rsid="0029d18f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Nimbus Roman1" fo:font-size="12pt" fo:language="pl" fo:country="PL" fo:font-style="normal" fo:font-weight="normal" officeooo:rsid="00239523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Nimbus Roman1" fo:font-size="12pt" fo:language="pl" fo:country="PL" fo:font-style="normal" fo:font-weight="normal" officeooo:rsid="002c9a9d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Nimbus Roman1" fo:font-size="12pt" fo:language="pl" fo:country="PL" fo:font-style="normal" fo:font-weight="normal" officeooo:rsid="003496d7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Nimbus Roman1"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Nimbus Roman1" fo:font-size="12pt" fo:language="pl" fo:country="PL" fo:font-style="normal" style:text-underline-style="solid" style:text-underline-width="auto" style:text-underline-color="font-color" fo:font-weight="normal" officeooo:rsid="001fc8b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officeooo:rsid="00369282"/>
    </style:style>
    <style:style style:name="T40" style:family="text">
      <style:text-properties officeooo:rsid="003c4221"/>
    </style:style>
    <style:style style:name="T41" style:family="text">
      <style:text-properties officeooo:rsid="003dbc53"/>
    </style:style>
    <style:style style:name="T42" style:family="text">
      <style:text-properties officeooo:rsid="00486db8"/>
    </style:style>
    <style:style style:name="T43" style:family="text">
      <style:text-properties officeooo:rsid="004994f6"/>
    </style:style>
    <style:style style:name="T44" style:family="text">
      <style:text-properties officeooo:rsid="005c06bc"/>
    </style:style>
    <style:style style:name="T45" style:family="text">
      <style:text-properties officeooo:rsid="005c8362"/>
    </style:style>
    <style:style style:name="T46" style:family="text">
      <style:text-properties officeooo:rsid="0066969b"/>
    </style:style>
    <style:style style:name="T47" style:family="text">
      <style:text-properties officeooo:rsid="0067ec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aliza wymagań</text:p>
      <text:p text:style-name="P4">1. <text:span text:style-name="T1">Treść polecenia</text:span></text:p>
      <text:p text:style-name="P1">Zaprojektować <text:span text:style-name="T2">i zaimplementować system zarządzający bazą nośników danych. Przewidzieć możliwość przechowywania nośników różnego rodzaju. Stworzyć mecanizmy zarówno do przechowywania opisów nośników w pliku dyskowym (repozytorium) o uzgodnionym z prowadzącym formacie (np. każdy nośnik w oddzielnej linii) jak i w pamięci operacyjnej, w klasach kolekcyjnych. Program wynikowy powinien realizować prostą symulację funkcjonowania systemu – reakcje na wprowadzane interakcyjnie zdarzenia, np.:</text:span></text:p>
      <text:p text:style-name="P11">-<text:tab/>wczytanie stanu z repozytorium do pamięci</text:p>
      <text:p text:style-name="P11">-<text:tab/>zapis stanu systemu z pamięci do repozytorium</text:p>
      <text:p text:style-name="P11">-<text:tab/>wprowadzenie nowego nośnika</text:p>
      <text:p text:style-name="P11">-<text:tab/>skasowanie istniejącego nośnika</text:p>
      <text:p text:style-name="P11">-<text:tab/>modyfikacja parametrów nośnika</text:p>
      <text:p text:style-name="P8">2. Aktorzy</text:p>
      <text:p text:style-name="P12">2.1 Administrator – osoba zarządzająca systemem.</text:p>
      <text:p text:style-name="P2"><text:span text:style-name="T2">2.2 Użytkownik – osoba użytkująca system, po zalogowaniu </text:span><text:span text:style-name="T9">może zarządzać nośnikami i elementami w nich zawartymi</text:span><text:span text:style-name="T3">.</text:span></text:p>
      <text:p text:style-name="P9">3. Wymagania funkcjonalne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P6">Nazwa <text:span text:style-name="T39">w</text:span>ymagania</text:p>
          </table:table-cell>
          <table:table-cell table:style-name="Table1.A1" office:value-type="string">
            <text:p text:style-name="P6">Opis <text:span text:style-name="T39">w</text:span>ymagania</text:p>
          </table:table-cell>
          <table:table-cell table:style-name="Table1.A1" office:value-type="string">
            <text:p text:style-name="P7">Oczekiwany rezultat</text:p>
          </table:table-cell>
          <table:table-cell table:style-name="Table1.E1" office:value-type="string">
            <text:p text:style-name="P6">Priorytet</text:p>
          </table:table-cell>
        </table:table-row>
        <table:table-row>
          <table:table-cell table:style-name="Table1.A2" office:value-type="string">
            <text:p text:style-name="P41">1.</text:p>
          </table:table-cell>
          <table:table-cell table:style-name="Table1.A2" office:value-type="string">
            <text:p text:style-name="P41">Zarządzanie użytkownikami</text:p>
          </table:table-cell>
          <table:table-cell table:style-name="Table1.A2" office:value-type="string">
            <text:p text:style-name="P47">Dostępne administratorowi systemu czynności</text:p>
          </table:table-cell>
          <table:table-cell table:style-name="Table1.A2" office:value-type="string">
            <text:p text:style-name="P32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42">1.1.</text:p>
          </table:table-cell>
          <table:table-cell table:style-name="Table1.A2" office:value-type="string">
            <text:p text:style-name="P42">Przeglądanie listy użytkowników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>Pojawia się lista wszystkich użytkowników</text:p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21">1.<text:span text:style-name="T44">2.</text:span></text:p>
          </table:table-cell>
          <table:table-cell table:style-name="Table1.A2" office:value-type="string">
            <text:p text:style-name="P22">Dodanie nowego użytkownika</text:p>
          </table:table-cell>
          <table:table-cell table:style-name="Table1.A2" office:value-type="string">
            <text:p text:style-name="P22">Dodanie nowego użytkownika do systemu przez administratora systemu lub założenie konta przez <text:span text:style-name="T10">samego</text:span> użytkownika</text:p>
          </table:table-cell>
          <table:table-cell table:style-name="Table1.A2" office:value-type="string">
            <text:p text:style-name="P32">Nowy użytkownik jest dodany do systemu <text:span text:style-name="T40">jeśli nie została przekroczona maksymalna liczba użytkowników</text:span>. <text:span text:style-name="T41">W przeciwnym razie następuje odmowa.</text:span></text:p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43">1.3.</text:p>
          </table:table-cell>
          <table:table-cell table:style-name="Table1.A2" office:value-type="string">
            <text:p text:style-name="P22">Usunięcie użytkownika</text:p>
          </table:table-cell>
          <table:table-cell table:style-name="Table1.A2" office:value-type="string">
            <text:p text:style-name="P22">Usunięcie konta użytkownika wraz z informacją o jego wszystkich nośnikach</text:p>
          </table:table-cell>
          <table:table-cell table:style-name="Table1.A2" office:value-type="string">
            <text:p text:style-name="P32">Użytkownik <text:span text:style-name="T46">t</text:span>raci dostęp do swojego konta. <text:span text:style-name="T46">Wszystkie jego dane są usunięte</text:span></text:p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43">2.</text:p>
          </table:table-cell>
          <table:table-cell table:style-name="Table1.A2" office:value-type="string">
            <text:p text:style-name="P25">Uwierzytelnienie użytkownika</text:p>
          </table:table-cell>
          <table:table-cell table:style-name="Table1.A2" office:value-type="string">
            <text:p text:style-name="P26">Logowanie się użytkownika za pomocą loginu i hasła</text:p>
          </table:table-cell>
          <table:table-cell table:style-name="Table1.A2" office:value-type="string">
            <text:p text:style-name="P33">Po zalogowaniu się użytkownik może korzystać z systemu</text:p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43">3.</text:p>
          </table:table-cell>
          <table:table-cell table:style-name="Table1.A2" office:value-type="string">
            <text:p text:style-name="P43">Wylogowanie</text:p>
          </table:table-cell>
          <table:table-cell table:style-name="Table1.A2" office:value-type="string">
            <text:p text:style-name="P47">Wylogowanie się z systemu</text:p>
          </table:table-cell>
          <table:table-cell table:style-name="Table1.A2" office:value-type="string">
            <text:p text:style-name="P47">Użytkownik zostaje wylogowany; traci możliwość zarządzania nośnikami do momentu następnego zalogowania</text:p>
          </table:table-cell>
          <table:table-cell table:style-name="Table1.E2" office:value-type="string">
            <text:p text:style-name="P48">2</text:p>
          </table:table-cell>
        </table:table-row>
        <table:table-row>
          <table:table-cell table:style-name="Table1.A2" office:value-type="string">
            <text:p text:style-name="P23"><text:span text:style-name="T12">4</text:span>.</text:p>
          </table:table-cell>
          <table:table-cell table:style-name="Table1.A2" office:value-type="string">
            <text:p text:style-name="P23">Wczytanie stanu <text:soft-page-break/>z repozytorium do pamięci</text:p>
          </table:table-cell>
          <table:table-cell table:style-name="Table1.A2" office:value-type="string">
            <text:p text:style-name="P23">Załadowanie stanu bazy <text:soft-page-break/><text:span text:style-name="T11">nośników z repozytorium do pamięci operacyjnej</text:span></text:p>
          </table:table-cell>
          <table:table-cell table:style-name="Table1.A2" office:value-type="string">
            <text:p text:style-name="P33">System gotowy do działania na <text:soft-page-break/>bazie nośników</text:p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23"><text:span text:style-name="T12">5</text:span>.</text:p>
          </table:table-cell>
          <table:table-cell table:style-name="Table1.A2" office:value-type="string">
            <text:p text:style-name="P23">Zapis stanu systemu z pamięci do repozytorium</text:p>
          </table:table-cell>
          <table:table-cell table:style-name="Table1.A2" office:value-type="string">
            <text:p text:style-name="P24">Zapis stanu systemu do repozytorium</text:p>
          </table:table-cell>
          <table:table-cell table:style-name="Table1.A2" office:value-type="string">
            <text:p text:style-name="P33">Do repozytorium dodane ostatnie zmiany w bazie nośników</text:p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43">6.</text:p>
          </table:table-cell>
          <table:table-cell table:style-name="Table1.A2" office:value-type="string">
            <text:p text:style-name="P43">Zarządzanie nośnikami</text:p>
          </table:table-cell>
          <table:table-cell table:style-name="Table1.A2" office:value-type="string">
            <text:p text:style-name="P47">Dostępne czynności z nośnikami</text:p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44">6.1</text:p>
          </table:table-cell>
          <table:table-cell table:style-name="Table1.A2" office:value-type="string">
            <text:p text:style-name="P26">Przeglądanie bazy nośników</text:p>
          </table:table-cell>
          <table:table-cell table:style-name="Table1.A2" office:value-type="string">
            <text:p text:style-name="P26">Użytkownik może przeglądać wyłącznie nośniki dodane przez niego lub przypisane do niego przez administratora. <text:span text:style-name="T13">Administrator może przeglądać wszystkie nośniki</text:span></text:p>
          </table:table-cell>
          <table:table-cell table:style-name="Table1.A2" office:value-type="string">
            <text:p text:style-name="P35">Użytkownik widzi tabelę/listę swoich nośników. W przypadku administratora – wszystkie nośniki.</text:p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24"><text:span text:style-name="T12">6</text:span>.<text:span text:style-name="T45">2.</text:span></text:p>
          </table:table-cell>
          <table:table-cell table:style-name="Table1.A2" office:value-type="string">
            <text:p text:style-name="P24">Wprowadzenie nowego nośnika</text:p>
          </table:table-cell>
          <table:table-cell table:style-name="Table1.A2" office:value-type="string">
            <text:p text:style-name="P26">Dodanie do bazy nowego nośnika podając jego nazwę, wybierając jego typ, <text:span text:style-name="T14">typ partycjonowania i partycje</text:span>, oraz specyfikując jego rozmiar. <text:span text:style-name="T13">Opcjonalne dodanie opisu nośnika. </text:span>Osoba dodająca nośnik staje się jego właścicielem</text:p>
          </table:table-cell>
          <table:table-cell table:style-name="Table1.A2" office:value-type="string">
            <text:p text:style-name="P33">Na koncie użytkownika pojawia się nowy nośnik z parametrami podanymi przy stworzeniu <text:span text:style-name="T41">jeśli nie przekracza to limitu nośników na koncie. W przeciwnym razie następuje odmowa</text:span></text:p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44">6.<text:span text:style-name="T45">3</text:span></text:p>
          </table:table-cell>
          <table:table-cell table:style-name="Table1.A2" office:value-type="string">
            <text:p text:style-name="P27">Skasowanie istniejącego nośnika</text:p>
          </table:table-cell>
          <table:table-cell table:style-name="Table1.A2" office:value-type="string">
            <text:p text:style-name="P27">Usunięcie istniejącego nośnika z bazy nośników</text:p>
          </table:table-cell>
          <table:table-cell table:style-name="Table1.A2" office:value-type="string">
            <text:p text:style-name="P34">Nośnik nie jest widoczny na koncie</text:p>
          </table:table-cell>
          <table:table-cell table:style-name="Table1.E2" office:value-type="string">
            <text:p text:style-name="P40">2</text:p>
          </table:table-cell>
        </table:table-row>
        <table:table-row>
          <table:table-cell table:style-name="Table1.A2" office:value-type="string">
            <text:p text:style-name="P45">6.4.</text:p>
          </table:table-cell>
          <table:table-cell table:style-name="Table1.A2" office:value-type="string">
            <text:p text:style-name="P28">Modyfikacja parametrów istniejącego nośnika</text:p>
          </table:table-cell>
          <table:table-cell table:style-name="Table1.A2" office:value-type="string">
            <text:p text:style-name="P29">Zmiana nazwy, <text:span text:style-name="T42">typu partycjonowania, </text:span>systemu plików lub opisu nośnika. <text:span text:style-name="T42">Typ nośnika nie wolno zmieniać</text:span></text:p>
          </table:table-cell>
          <table:table-cell table:style-name="Table1.A2" office:value-type="string">
            <text:p text:style-name="P36">Parametry nośnika zmienione odpowiednio do wprowadzonych wartości. Nazwa i opis są ograniczone</text:p>
          </table:table-cell>
          <table:table-cell table:style-name="Table1.E2" office:value-type="string">
            <text:p text:style-name="P40">2</text:p>
          </table:table-cell>
        </table:table-row>
        <table:table-row>
          <table:table-cell table:style-name="Table1.A2" office:value-type="string">
            <text:p text:style-name="P45">7.</text:p>
          </table:table-cell>
          <table:table-cell table:style-name="Table1.A2" office:value-type="string">
            <text:p text:style-name="P45">Zarządzanie elementami zawartości</text:p>
          </table:table-cell>
          <table:table-cell table:style-name="Table1.A2" office:value-type="string">
            <text:p text:style-name="P47">Dostępne czynności z elementami zawartości</text:p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45">7.1.</text:p>
          </table:table-cell>
          <table:table-cell table:style-name="Table1.A2" office:value-type="string">
            <text:p text:style-name="P45">Przeglądanie elementów zawartości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7">Pojawia się lista elementów zawartości</text:p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46">7.2.</text:p>
          </table:table-cell>
          <table:table-cell table:style-name="Table1.A2" office:value-type="string">
            <text:p text:style-name="P30">Dodanie elementu zawartości</text:p>
          </table:table-cell>
          <table:table-cell table:style-name="Table1.A2" office:value-type="string">
            <text:p text:style-name="P30">Dodanie <text:span text:style-name="T43">pliku</text:span> podając jego parametry zgodnie z jego typem</text:p>
          </table:table-cell>
          <table:table-cell table:style-name="Table1.A2" office:value-type="string">
            <text:p text:style-name="P38">Plik jest dodany do listy plików nośnika pod warunkiem, że nie została przekroczona liczba plików na nośniku. W przeciwnym razie następuje odmowa</text:p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45">7.3</text:p>
          </table:table-cell>
          <table:table-cell table:style-name="Table1.A2" office:value-type="string">
            <text:p text:style-name="P30">Modyfikacja <text:soft-page-break/>elementu zawartości</text:p>
          </table:table-cell>
          <table:table-cell table:style-name="Table1.A2" office:value-type="string">
            <text:p text:style-name="P30">Modyfikacja parametrów <text:soft-page-break/>elementu zgodnie z jego typem</text:p>
          </table:table-cell>
          <table:table-cell table:style-name="Table1.A2" office:value-type="string">
            <text:p text:style-name="P37">Parametry <text:span text:style-name="T47">elementu zawartości</text:span> <text:soft-page-break/>zmienione odpowiednio do wprowadzonych wartości. Nazwa <text:span text:style-name="T47">ograniczona</text:span></text:p>
          </table:table-cell>
          <table:table-cell table:style-name="Table1.E2" office:value-type="string">
            <text:p text:style-name="P40">2</text:p>
          </table:table-cell>
        </table:table-row>
        <table:table-row>
          <table:table-cell table:style-name="Table1.A2" office:value-type="string">
            <text:p text:style-name="P30"><text:span text:style-name="T45">7.4</text:span>. </text:p>
          </table:table-cell>
          <table:table-cell table:style-name="Table1.A2" office:value-type="string">
            <text:p text:style-name="P30">Skasowanie elementu zawartości</text:p>
          </table:table-cell>
          <table:table-cell table:style-name="Table1.A2" office:value-type="string">
            <text:p text:style-name="P31">Usunięcie elementu z nośnika</text:p>
          </table:table-cell>
          <table:table-cell table:style-name="Table1.A2" office:value-type="string">
            <text:p text:style-name="P39">Plik nie jest więcej widoczny na swoim nośniku</text:p>
          </table:table-cell>
          <table:table-cell table:style-name="Table1.E2" office:value-type="string">
            <text:p text:style-name="P40">2</text:p>
          </table:table-cell>
        </table:table-row>
      </table:table>
      <text:p text:style-name="P13"/>
      <text:p text:style-name="P10">4. Wymagania niefunkcjonalne</text:p>
      <text:p text:style-name="P3"><text:span text:style-name="T4">Bezpieczeństwo</text:span><text:span text:style-name="T2">:</text:span></text:p>
      <text:p text:style-name="P19"><text:span text:style-name="T5">Dla otrzymania dostępu do </text:span><text:span text:style-name="T6">bazy nośników użytkownik musi </text:span><text:span text:style-name="T8">zalogować się</text:span><text:span text:style-name="T6"> </text:span><text:span text:style-name="T7">na serwerze (protokół CHAP – </text:span><text:span text:style-name="T15">Challenge Handshake Authentication Protocol)</text:span></text:p>
      <text:p text:style-name="P16">Wydajność:</text:p>
      <text:p text:style-name="P14"><text:span text:style-name="T21">Czas reakcji</text:span><text:span text:style-name="T16"> systemu szacujemy na czas do 5 sekund.</text:span></text:p>
      <text:p text:style-name="P17">Środowisko:</text:p>
      <text:p text:style-name="P15"><text:span text:style-name="T16">Wymagane jest </text:span><text:span text:style-name="T21">środowisko</text:span><text:span text:style-name="T16"> systemu Linux lub Windows dla działania systemu </text:span><text:span text:style-name="T20">oraz</text:span><text:span text:style-name="T19"> obecność JVM w tym środowisku</text:span><text:span text:style-name="T16">.</text:span></text:p>
      <text:p text:style-name="P17">Nośniki:</text:p>
      <text:list xml:id="list4237857644" text:style-name="L1">
        <text:list-item>
          <text:p text:style-name="P49"><text:span text:style-name="T16">Każdy nośnik powinien mieć </text:span><text:span text:style-name="T21">nazwę</text:span><text:span text:style-name="T24"> </text:span><text:span text:style-name="T16">(do 30 symboli), </text:span><text:span text:style-name="T21">rozmiar</text:span><text:span text:style-name="T16"> (w możliwym zakresie odpowiednio do typu), </text:span><text:span text:style-name="T22">typ partycjonowania</text:span><text:span text:style-name="T17"> (MBR, GPT), </text:span><text:span text:style-name="T22">system plików</text:span><text:span text:style-name="T17"> na partycj</text:span><text:span text:style-name="T18">i.</text:span></text:p>
          <text:p text:style-name="P50"><text:span text:style-name="T22">S</text:span><text:span text:style-name="T23">ystem</text:span><text:span text:style-name="T22">y</text:span><text:span text:style-name="T23"> plików</text:span><text:span text:style-name="T18">: NTFS, FAT32, ext3, ext4</text:span></text:p>
          <text:p text:style-name="P51"><text:span text:style-name="T18">O</text:span><text:span text:style-name="T16">pcjonalny jest </text:span><text:span text:style-name="T21">opis nośnika</text:span><text:span text:style-name="T16"> (do 200 symboli).</text:span></text:p>
          <text:p text:style-name="P52">Nośnik może zawierać tylko jedną partycję z jednym systemem plików.</text:p>
        </text:list-item>
      </text:list>
      <text:list xml:id="list1509120441" text:style-name="L2">
        <text:list-item>
          <text:p text:style-name="P56"><text:span text:style-name="T28">Są dostępne 3 </text:span><text:span text:style-name="T38">typy nośników</text:span><text:span text:style-name="T28">, </text:span><text:span text:style-name="T29">dla każdego jest ustalony ograniczenie rozmiaru</text:span><text:span text:style-name="T28">:</text:span></text:p>
          <text:list>
            <text:list-item>
              <text:p text:style-name="P53">dysk twardy (HDD) – 10MB-16TB</text:p>
            </text:list-item>
            <text:list-item>
              <text:p text:style-name="P53">pamięć USB (pendrive) – 8MB-1TB</text:p>
            </text:list-item>
            <text:list-item>
              <text:p text:style-name="P53">dysk optyczny (DVD) – 4.7GB-18GB</text:p>
            </text:list-item>
          </text:list>
        </text:list-item>
        <text:list-item>
          <text:p text:style-name="P57"><text:span text:style-name="T27">Są dostępne 3 </text:span><text:span text:style-name="T37">typy zawartości</text:span><text:span text:style-name="T27"> nośników, tzn 3 różne typy plików przechowywanych na nośniku oraz odpowiednie dla nich </text:span><text:span text:style-name="T37">atrybuty</text:span><text:span text:style-name="T27">:</text:span></text:p>
          <text:list>
            <text:list-item>
              <text:p text:style-name="P57"><text:span text:style-name="T27">plik tekstowy (.txt). Atrybuty: nazwa </text:span><text:span text:style-name="T32">(do 20 symboli)</text:span><text:span text:style-name="T27">, rozmiar, data </text:span><text:span text:style-name="T30">utworzenia, kodowanie (UTF-8, ANSI)</text:span></text:p>
            </text:list-item>
            <text:list-item>
              <text:p text:style-name="P58"><text:span text:style-name="T27">obrazek (.png). Atrybuty: nazwa </text:span><text:span text:style-name="T32">(do 20 symboli)</text:span><text:span text:style-name="T27">, rozmiar, data utworzenia, </text:span><text:span text:style-name="T31">liczba bitów na piksel (8, 16, 24)</text:span></text:p>
            </text:list-item>
            <text:list-item>
              <text:p text:style-name="P59"><text:span text:style-name="T31">u</text:span><text:span text:style-name="T27">twór muzyczny (.mp3). Atrybuty: nazw</text:span><text:span text:style-name="T32">a</text:span><text:span text:style-name="T30"> </text:span><text:span text:style-name="T32">(do 20 symboli)</text:span><text:span text:style-name="T27">, rozmiar, data utworzenia, wykonawca </text:span><text:span text:style-name="T36">(do 20 symboli)</text:span></text:p>
            </text:list-item>
          </text:list>
        </text:list-item>
      </text:list>
      <text:p text:style-name="P18">Suma rozmiarów plików przechowywanych na nośniku nie może być większa niż rozmiar nośnika. Jeden nośnik nie może zawierać więcej niż 1000 plików. </text:p>
      <text:p text:style-name="P20"><text:span text:style-name="T25">System </text:span><text:span text:style-name="T26">zarządzający</text:span><text:span text:style-name="T25">:</text:span></text:p>
      <text:list xml:id="list1819554994" text:style-name="L3">
        <text:list-item>
          <text:p text:style-name="P60"><text:span text:style-name="T34">Baza nośników zawiera </text:span><text:span text:style-name="T33">maksymalnie do</text:span><text:span text:style-name="T34"> 1000 nośników.</text:span></text:p>
        </text:list-item>
        <text:list-item>
          <text:p text:style-name="P61"><text:span text:style-name="T34">M</text:span><text:span text:style-name="T27">aksymalna liczba użytkowników </text:span><text:span text:style-name="T35">wynosi</text:span><text:span text:style-name="T27"> 100.</text:span></text:p>
        </text:list-item>
        <text:list-item>
          <text:p text:style-name="P54">Każdy użytkownik może posiadać co najwyżej 10 nośników.</text:p>
        </text:list-item>
        <text:list-item>
          <text:p text:style-name="P55">Historii wykonywanych operacji jest ograniczona i wynosi 10 ostatnich operacji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2T22:35:05.516791653</meta:creation-date>
    <meta:generator>LibreOffice/6.3.4.2.0$Linux_X86_64 LibreOffice_project/30$Build-2</meta:generator>
    <dc:date>2020-02-24T18:50:59.212068438</dc:date>
    <meta:editing-duration>PT4H16M36S</meta:editing-duration>
    <meta:editing-cycles>56</meta:editing-cycles>
    <meta:document-statistic meta:table-count="1" meta:image-count="0" meta:object-count="0" meta:page-count="3" meta:paragraph-count="128" meta:word-count="787" meta:character-count="5635" meta:non-whitespace-character-count="4982"/>
  </office:meta>
</office:document-meta>
</file>